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Helvetica" fo:font-size="12pt" style:font-size-asian="12pt"/>
    </style:style>
    <style:style style:name="P2" style:family="paragraph" style:parent-style-name="Standard">
      <style:paragraph-properties fo:text-align="center" style:justify-single-wor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Helvetica" fo:font-size="12pt" fo:font-weight="bold" style:font-size-asian="12pt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2 -- Branches and Loops</text:p>
      <text:p text:style-name="P1"/>
      <text:p text:style-name="P1">For this assignment and all future assignments, you should be sure to have a "game loop" as part of your program. <text:s/>This purpose of this game loop is to allow the user to choose to play another game or to quit.</text:p>
      <text:p text:style-name="P1"/>
      <text:p text:style-name="P1">Write a new version of the Guess My Number program (Beginning C++, Chapter 2) in which the player and the computer switch roles. <text:s/>That is, the player picks a number and the computer must guess what it is. <text:s/>As the basis of its guesses, your program should use the random number generator (don't forget to seed the generator, and only seed it once per program run). <text:s/>Your program's guess should narrow, as you tell it whether its guess is high or low.</text:p>
      <text:p text:style-name="P1"/>
      <text:p text:style-name="P1">For example, if the number I am thinking of in my head is 42, and the computer's first guess is 76, then I would tell the program that its guess is too high (you must provide prompts to the user indicating how he/she should respond, say "y" or "n", and you must then accept input from the keyboard accordingly). <text:s/>The program will then make a random guess between 1 and 75, since 76 and greater cannot possibly be the number I am thinking of. <text:s/>If the computer's second guess is 35, then I would tell the program that its guess is too low. <text:s/>Now the program will make a random guess between 36 and 75. <text:s/>The program should continue to narrow down its guesses until it determines the number you are thinking of.</text:p>
      <text:p text:style-name="P1"/>
      <text:p text:style-name="P1">You should be sure to avoid any possible divide by zero condition.</text:p>
      <text:p text:style-name="P1"/>
      <text:p text:style-name="P1">Hint: <text:s/>As you loop through multiple guesses, your program can use variables to keep track of the "lowerBound" and the "upperBound" of the current range of guesses. <text:s/>The "range" can then be calculated as "upperBound - lowerBound". <text:s/>The offset of your program's guesses can be the "lowerBound". <text:s/>What would happen if your "range" is equal to zero?</text:p>
      <text:p text:style-name="P1"/>
      <text:p text:style-name="P1">Here are some things to think about after you have completed this assignment. <text:s/>Ask yourself this question. <text:s/>Can a computer really come up with a random number? <text:s/>Are you sure about your answer? <text:s/>For that matter, what does it mean for you to come up with a random number, and can you really come up with one? <text:s/>Are you sure about your answer? <text:s/>Are you sure that you are sure?</text:p>
      <text:p text:style-name="P1"/>
      <text:p text:style-name="P1"/>
      <text:p text:style-name="P1">Screen-shots are accomplished on Windows systems by typing &lt;ALT&gt; &lt;Print Scr&gt;. <text:s/>That means holding down the ALT key while typing the Print Screen key. <text:s/>This key sequence will take a snap shot of the screen and place it into your clipboard buffer. <text:s/>A subsequent &lt;Cntrl&gt;&lt;v&gt; (that means holding down the ALT key while typing the "v" key) will paste the snap shot into a file. <text:s/>You may use Word or Paint to open the file before pasting a snap shot image into it.</text:p>
      <text:p text:style-name="P1"/>
      <text:p text:style-name="P1"/>
      <text:p text:style-name="P1">Be sure to submit your files as a zipped folder. <text:s/>You must use the zip compression format. <text:s/><text:soft-page-break/>Do not use RAR or any other compression format. <text:s/>Zipping a folder is easily accomplished on Windows systems by using the Explore utility, right-clicking on the folder, selecting "Send To", and then "Compressed (zipped) Folder". <text:s/>A zipped folder will be created parallel to the source fol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 No9 L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Helvetica" fo:font-size="12pt" fo:language="en" fo:country="US" style:font-name-asian="Helvetica" style:font-size-asian="12pt" style:font-name-complex="Helvetica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0" meta:image-count="0" meta:object-count="0" meta:page-count="2" meta:paragraph-count="9" meta:word-count="547" meta:character-count="3021"/>
    <meta:generator>OpenOffice.org/3.0$Linux OpenOffice.org_project/300m15$Build-9379</meta:generator>
  </office:meta>
</office:document-meta>
</file>